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0D6000000407E0BD9F960D3DA7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Unknown" svg:font-family="Unknown"/>
    <style:font-face style:name="Courier New1" svg:font-family="'Courier New'" style:font-family-generic="modern"/>
    <style:font-face style:name="DejaVu Sans1" svg:font-family="'DejaVu Sans'" style:font-family-generic="swiss"/>
    <style:font-face style:name="Helvetica 45 Light" svg:font-family="'Helvetica 45 Light', 'Helvetica 45 Light'" style:font-family-generic="swiss"/>
    <style:font-face style:name="Courier New" svg:font-family="'Courier New'" style:font-family-generic="modern" style:font-pitch="fixed"/>
    <style:font-face style:name="Droid Sans Mono" svg:font-family="'Droid Sans Mono'" style:font-adornments="Normal" style:font-family-generic="swiss" style:font-pitch="fixed"/>
    <style:font-face style:name="Open Sans" svg:font-family="'Open Sans'" style:font-adornments="Normal" style:font-pitch="variable"/>
    <style:font-face style:name="Open Sans Condensed Light" svg:font-family="'Open Sans Condensed Light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DejaVu Sans" svg:font-family="'DejaVu Sans'" style:font-adornments="Gras" style:font-family-generic="swiss" style:font-pitch="variable"/>
    <style:font-face style:name="Droid Sans1" svg:font-family="'Droid Sans'" style:font-adornments="Italique" style:font-family-generic="swiss" style:font-pitch="variable"/>
    <style:font-face style:name="Droid Sans" svg:font-family="'Droid Sans'" style:font-adornments="Normal" style:font-family-generic="swiss" style:font-pitch="variable"/>
    <style:font-face style:name="Harabara1" svg:font-family="Harabara" style:font-family-generic="swiss" style:font-pitch="variable"/>
    <style:font-face style:name="Harabara" svg:font-family="Harabara" style:font-adornments="Gras" style:font-family-generic="swiss" style:font-pitch="variable"/>
    <style:font-face style:name="Helvetica 55 Roman" svg:font-family="'Helvetica 55 Roman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au12" style:family="table" style:master-page-name="First_20_Page">
      <style:table-properties style:width="17cm" style:rel-width="100%" style:page-number="auto" table:align="right" style:writing-mode="page"/>
    </style:style>
    <style:style style:name="Tableau12.A" style:family="table-column">
      <style:table-column-properties style:column-width="17cm" style:rel-column-width="9638*"/>
    </style:style>
    <style:style style:name="Tableau12.1" style:family="table-row">
      <style:table-row-properties style:min-row-height="17.595cm"/>
    </style:style>
    <style:style style:name="Tableau12.A1" style:family="table-cell">
      <style:table-cell-properties style:vertical-align="middle" fo:background-color="transparent" fo:padding="0.101cm" fo:border="none">
        <style:background-image/>
      </style:table-cell-properties>
    </style:style>
    <style:style style:name="Tableau12.2" style:family="table-row">
      <style:table-row-properties style:min-row-height="2.401cm"/>
    </style:style>
    <style:style style:name="Tableau7" style:family="table">
      <style:table-properties style:width="17.415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au7.A" style:family="table-column">
      <style:table-column-properties style:column-width="2.678cm" style:rel-column-width="10076*"/>
    </style:style>
    <style:style style:name="Tableau7.B" style:family="table-column">
      <style:table-column-properties style:column-width="2.494cm" style:rel-column-width="9383*"/>
    </style:style>
    <style:style style:name="Tableau7.C" style:family="table-column">
      <style:table-column-properties style:column-width="9.506cm" style:rel-column-width="35774*"/>
    </style:style>
    <style:style style:name="Tableau7.D" style:family="table-column">
      <style:table-column-properties style:column-width="2.738cm" style:rel-column-width="10302*"/>
    </style:style>
    <style:style style:name="Tableau7.1" style:family="table-row">
      <style:table-row-properties fo:background-color="transparent" fo:keep-together="auto">
        <style:background-image/>
      </style:table-row-properties>
    </style:style>
    <style:style style:name="Tableau7.A1" style:family="table-cell">
      <style:table-cell-properties style:vertical-align="" fo:background-color="#555555" fo:padding="0.097cm" fo:border="0.05pt solid #000000">
        <style:background-image/>
      </style:table-cell-properties>
    </style:style>
    <style:style style:name="Tableau7.2" style:family="table-row">
      <style:table-row-properties style:min-row-height="0.665cm"/>
    </style:style>
    <style:style style:name="Tableau7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B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C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D2" style:family="table-cell">
      <style:table-cell-properties fo:padding="0.097cm" fo:border="0.05pt solid #000000"/>
    </style:style>
    <style:style style:name="Tableau7.A3" style:family="table-cell">
      <style:table-cell-properties fo:padding="0.097cm" fo:border-left="0.05pt solid #000000" fo:border-right="none" fo:border-top="none" fo:border-bottom="0.05pt solid #000000"/>
    </style:style>
    <style:style style:name="Tableau7.B3" style:family="table-cell">
      <style:table-cell-properties fo:padding="0.097cm" fo:border-left="0.05pt solid #000000" fo:border-right="none" fo:border-top="none" fo:border-bottom="0.05pt solid #000000"/>
    </style:style>
    <style:style style:name="Tableau7.C3" style:family="table-cell">
      <style:table-cell-properties fo:padding="0.097cm" fo:border-left="0.05pt solid #000000" fo:border-right="none" fo:border-top="none" fo:border-bottom="0.05pt solid #000000"/>
    </style:style>
    <style:style style:name="Tableau7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4" style:family="table-cell">
      <style:table-cell-properties fo:padding="0.097cm" fo:border-left="0.05pt solid #000000" fo:border-right="none" fo:border-top="none" fo:border-bottom="0.05pt solid #000000"/>
    </style:style>
    <style:style style:name="Tableau7.B4" style:family="table-cell">
      <style:table-cell-properties fo:padding="0.097cm" fo:border-left="0.05pt solid #000000" fo:border-right="none" fo:border-top="none" fo:border-bottom="0.05pt solid #000000"/>
    </style:style>
    <style:style style:name="Tableau7.C4" style:family="table-cell">
      <style:table-cell-properties fo:padding="0.097cm" fo:border-left="0.05pt solid #000000" fo:border-right="none" fo:border-top="none" fo:border-bottom="0.05pt solid #000000"/>
    </style:style>
    <style:style style:name="Tableau7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5" style:family="table-cell">
      <style:table-cell-properties fo:padding="0.097cm" fo:border-left="0.05pt solid #000000" fo:border-right="none" fo:border-top="none" fo:border-bottom="0.05pt solid #000000"/>
    </style:style>
    <style:style style:name="Tableau7.B5" style:family="table-cell">
      <style:table-cell-properties fo:padding="0.097cm" fo:border-left="0.05pt solid #000000" fo:border-right="none" fo:border-top="none" fo:border-bottom="0.05pt solid #000000"/>
    </style:style>
    <style:style style:name="Tableau7.C5" style:family="table-cell">
      <style:table-cell-properties fo:padding="0.097cm" fo:border-left="0.05pt solid #000000" fo:border-right="none" fo:border-top="none" fo:border-bottom="0.05pt solid #000000"/>
    </style:style>
    <style:style style:name="Tableau7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7.403cm" table:align="margins" style:writing-mode="page"/>
    </style:style>
    <style:style style:name="Tableau1.A" style:family="table-column">
      <style:table-column-properties style:column-width="3.704cm" style:rel-column-width="13949*"/>
    </style:style>
    <style:style style:name="Tableau1.B" style:family="table-column">
      <style:table-column-properties style:column-width="13.698cm" style:rel-column-width="51586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2" style:family="paragraph" style:parent-style-name="Standard">
      <style:text-properties fo:font-size="6pt" style:font-size-asian="5.25pt" style:font-size-complex="6pt"/>
    </style:style>
    <style:style style:name="P3" style:family="paragraph" style:parent-style-name="Standard">
      <loext:graphic-properties draw:fill="solid" draw:fill-color="#e6e6e6" draw:opacity="100%"/>
      <style:paragraph-properties fo:background-color="#e6e6e6"/>
      <style:text-properties fo:font-size="6pt" style:font-size-asian="5.25pt" style:font-size-complex="6pt"/>
    </style:style>
    <style:style style:name="P4" style:family="paragraph" style:parent-style-name="Standard">
      <style:text-properties fo:font-size="2pt" officeooo:paragraph-rsid="00242b3f" style:font-size-asian="1.75pt" style:font-size-complex="2pt"/>
    </style:style>
    <style:style style:name="P5" style:family="paragraph" style:parent-style-name="Standard">
      <style:paragraph-properties fo:text-align="center" style:justify-single-word="false" style:text-autospace="none"/>
      <style:text-properties style:use-window-font-color="true" style:font-name="Harabara1" fo:font-size="14pt" fo:font-style="normal" style:font-name-asian="Unknown" style:font-size-asian="14pt" style:font-style-asian="normal" style:font-name-complex="Unknown" style:font-size-complex="14pt" style:font-style-complex="normal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9" style:family="paragraph" style:parent-style-name="Standard">
      <style:paragraph-properties fo:text-align="end" style:justify-single-word="false"/>
      <style:text-properties fo:font-style="italic" officeooo:rsid="0018d236" officeooo:paragraph-rsid="0018d236" style:font-style-asian="italic" style:font-style-complex="italic"/>
    </style:style>
    <style:style style:name="P10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11" style:family="paragraph" style:parent-style-name="Standard">
      <style:text-properties officeooo:rsid="003dcc4a" officeooo:paragraph-rsid="003dcc4a"/>
    </style:style>
    <style:style style:name="P12" style:family="paragraph" style:parent-style-name="Standard">
      <style:text-properties fo:color="#ff3333" fo:font-size="10pt" officeooo:rsid="003dcc4a" officeooo:paragraph-rsid="003dcc4a" style:font-size-asian="10pt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15" style:family="paragraph" style:parent-style-name="Table_20_Contents">
      <style:paragraph-properties fo:text-align="center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P16" style:family="paragraph" style:parent-style-name="Table_20_Contents">
      <style:text-properties fo:font-size="7pt" style:font-size-asian="7pt" style:font-size-complex="7pt"/>
    </style:style>
    <style:style style:name="P17" style:family="paragraph" style:parent-style-name="Table_20_Contents">
      <style:paragraph-properties fo:text-align="center" style:justify-single-word="false"/>
      <style:text-properties style:font-name="DejaVu Sans2" fo:font-size="10pt" fo:font-weight="bold" style:font-size-asian="10pt" style:font-weight-asian="bold" style:font-size-complex="10pt" style:font-weight-complex="bold"/>
    </style:style>
    <style:style style:name="P18" style:family="paragraph" style:parent-style-name="Table_20_Contents">
      <style:text-properties style:font-name="DejaVu Sans2" fo:font-size="10pt" style:font-size-asian="10pt" style:font-size-complex="10pt"/>
    </style:style>
    <style:style style:name="P19" style:family="paragraph" style:parent-style-name="Table_20_Contents">
      <style:paragraph-properties fo:text-align="center" style:justify-single-word="false"/>
      <style:text-properties style:font-name="DejaVu Sans2" fo:font-size="10pt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</style:style>
    <style:style style:name="P21" style:family="paragraph" style:parent-style-name="Table_20_Contents">
      <style:paragraph-properties fo:text-align="justify" style:justify-single-word="false"/>
      <style:text-properties fo:font-weight="bold" style:font-weight-asian="bold" style:font-weight-complex="bold"/>
    </style:style>
    <style:style style:name="P22" style:family="paragraph" style:parent-style-name="Table_20_Contents">
      <style:paragraph-properties fo:text-align="justify" style:justify-single-word="false"/>
    </style:style>
    <style:style style:name="P23" style:family="paragraph" style:parent-style-name="Frame_20_contents">
      <style:paragraph-properties fo:text-align="end" style:justify-single-word="false"/>
      <style:text-properties officeooo:paragraph-rsid="00242b3f"/>
    </style:style>
    <style:style style:name="P24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10pt" fo:font-style="normal" fo:font-weight="bold" officeooo:rsid="00198a10" officeooo:paragraph-rsid="00242b3f" style:font-size-asian="10pt" style:font-style-asian="normal" style:font-size-complex="10pt" style:font-style-complex="normal"/>
    </style:style>
    <style:style style:name="P25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officeooo:rsid="001e75b9" officeooo:paragraph-rsid="00242b3f" style:font-size-asian="9pt" style:font-style-asian="normal" style:font-size-complex="9pt" style:font-style-complex="normal"/>
    </style:style>
    <style:style style:name="P26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fo:font-weight="normal" officeooo:paragraph-rsid="00242b3f" style:font-size-asian="9pt" style:font-style-asian="normal" style:font-weight-asian="normal" style:font-size-complex="9pt" style:font-style-complex="normal" style:font-weight-complex="normal"/>
    </style:style>
    <style:style style:name="P27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style:use-window-font-color="true" style:font-name="DejaVu Sans2" fo:font-size="8pt" fo:font-style="normal" officeooo:paragraph-rsid="00242b3f" style:font-size-asian="8pt" style:font-style-asian="normal" style:font-size-complex="8pt" style:font-style-complex="normal"/>
    </style:style>
    <style:style style:name="P28" style:family="paragraph" style:parent-style-name="Text_20_body">
      <style:paragraph-properties fo:text-align="center" style:justify-single-word="false"/>
      <style:text-properties style:font-name="DejaVu Sans1" fo:font-size="10pt" style:font-size-asian="10pt" style:font-size-complex="10pt"/>
    </style:style>
    <style:style style:name="P29" style:family="paragraph" style:parent-style-name="Text_20_body">
      <style:text-properties officeooo:rsid="0032e14d" officeooo:paragraph-rsid="004b8f2c"/>
    </style:style>
    <style:style style:name="P30" style:family="paragraph" style:parent-style-name="Text_20_body">
      <style:text-properties officeooo:rsid="00486249" officeooo:paragraph-rsid="004b8f2c"/>
    </style:style>
    <style:style style:name="P31" style:family="paragraph" style:parent-style-name="Text_20_body">
      <style:text-properties officeooo:paragraph-rsid="004b8f2c"/>
    </style:style>
    <style:style style:name="P32" style:family="paragraph" style:parent-style-name="Text_20_body">
      <style:text-properties officeooo:paragraph-rsid="004e1cbe"/>
    </style:style>
    <style:style style:name="P33" style:family="paragraph" style:parent-style-name="Text_20_body">
      <style:text-properties fo:language="fr" fo:country="FR" officeooo:rsid="00656d61" officeooo:paragraph-rsid="00656d61" fo:background-color="transparent"/>
    </style:style>
    <style:style style:name="P34" style:family="paragraph" style:parent-style-name="Text_20_body">
      <style:text-properties fo:language="fr" fo:country="FR" officeooo:paragraph-rsid="005e0702"/>
    </style:style>
    <style:style style:name="P35" style:family="paragraph" style:parent-style-name="Text_20_body">
      <style:text-properties officeooo:paragraph-rsid="00528e40"/>
    </style:style>
    <style:style style:name="P36" style:family="paragraph" style:parent-style-name="Text_20_body">
      <style:text-properties officeooo:rsid="00545331" officeooo:paragraph-rsid="00545331"/>
    </style:style>
    <style:style style:name="P37" style:family="paragraph" style:parent-style-name="Text_20_body">
      <style:text-properties officeooo:rsid="00564c62" officeooo:paragraph-rsid="00564c62"/>
    </style:style>
    <style:style style:name="P38" style:family="paragraph" style:parent-style-name="Text_20_body">
      <style:paragraph-properties fo:text-align="center" style:justify-single-word="false"/>
      <style:text-properties officeooo:rsid="0057e8f8" officeooo:paragraph-rsid="0057e8f8"/>
    </style:style>
    <style:style style:name="P39" style:family="paragraph" style:parent-style-name="Text_20_body">
      <style:text-properties officeooo:rsid="00584bdd" officeooo:paragraph-rsid="00584bdd"/>
    </style:style>
    <style:style style:name="P40" style:family="paragraph" style:parent-style-name="Text_20_body">
      <style:text-properties officeooo:rsid="005b9416" officeooo:paragraph-rsid="005b9416"/>
    </style:style>
    <style:style style:name="P41" style:family="paragraph" style:parent-style-name="Text_20_body">
      <style:text-properties officeooo:paragraph-rsid="005e0702"/>
    </style:style>
    <style:style style:name="P42" style:family="paragraph" style:parent-style-name="Text_20_body">
      <style:text-properties officeooo:paragraph-rsid="005e4d22"/>
    </style:style>
    <style:style style:name="P43" style:family="paragraph" style:parent-style-name="Text_20_body">
      <style:paragraph-properties fo:text-align="center" style:justify-single-word="false"/>
      <style:text-properties officeooo:rsid="006061b7" officeooo:paragraph-rsid="006061b7"/>
    </style:style>
    <style:style style:name="P44" style:family="paragraph" style:parent-style-name="Text_20_body">
      <style:text-properties officeooo:paragraph-rsid="0062c995"/>
    </style:style>
    <style:style style:name="P45" style:family="paragraph" style:parent-style-name="Text_20_body">
      <style:text-properties officeooo:rsid="0064ac5c" officeooo:paragraph-rsid="0064ac5c"/>
    </style:style>
    <style:style style:name="P46" style:family="paragraph" style:parent-style-name="Balise">
      <style:text-properties style:use-window-font-color="true"/>
    </style:style>
    <style:style style:name="P47" style:family="paragraph" style:parent-style-name="Code">
      <style:text-properties style:font-name="DejaVu Sans1" fo:font-size="10pt" style:font-size-asian="10pt" style:font-size-complex="10pt"/>
    </style:style>
    <style:style style:name="P48" style:family="paragraph" style:parent-style-name="Standard">
      <style:paragraph-properties fo:break-before="page"/>
    </style:style>
    <style:style style:name="P49" style:family="paragraph" style:parent-style-name="Tableau_20_entête">
      <style:paragraph-properties fo:text-align="center" style:justify-single-word="false"/>
    </style:style>
    <style:style style:name="P50" style:family="paragraph" style:parent-style-name="Contents_20_1">
      <style:paragraph-properties>
        <style:tab-stops>
          <style:tab-stop style:position="17.403cm" style:type="right" style:leader-style="dotted" style:leader-text="."/>
        </style:tab-stops>
      </style:paragraph-properties>
    </style:style>
    <style:style style:name="P51" style:family="paragraph" style:parent-style-name="Contents_20_3">
      <style:paragraph-properties>
        <style:tab-stops>
          <style:tab-stop style:position="16.404cm" style:type="right" style:leader-style="dotted" style:leader-text="."/>
        </style:tab-stops>
      </style:paragraph-properties>
    </style:style>
    <style:style style:name="P52" style:family="paragraph" style:parent-style-name="Contents_20_2">
      <style:paragraph-properties>
        <style:tab-stops>
          <style:tab-stop style:position="16.903cm" style:type="right" style:leader-style="dotted" style:leader-text="."/>
        </style:tab-stops>
      </style:paragraph-properties>
    </style:style>
    <style:style style:name="P53" style:family="paragraph" style:parent-style-name="Contents_20_4">
      <style:paragraph-properties>
        <style:tab-stops>
          <style:tab-stop style:position="15.905cm" style:type="right" style:leader-style="dotted" style:leader-text="."/>
        </style:tab-stops>
      </style:paragraph-properties>
    </style:style>
    <style:style style:name="P54" style:family="paragraph" style:parent-style-name="Standard" style:list-style-name="L1">
      <style:text-properties fo:color="#ff3333" fo:font-size="10pt" officeooo:rsid="003dcc4a" officeooo:paragraph-rsid="003dcc4a" style:font-size-asian="10pt" style:font-size-complex="10pt"/>
    </style:style>
    <style:style style:name="P55" style:family="paragraph" style:parent-style-name="Standard">
      <style:text-properties officeooo:paragraph-rsid="006ace99"/>
    </style:style>
    <style:style style:name="P56" style:family="paragraph" style:parent-style-name="Standard">
      <style:paragraph-properties fo:text-align="center" style:justify-single-word="false"/>
      <style:text-properties fo:font-size="20pt" fo:font-weight="bold" officeooo:rsid="006ace99" officeooo:paragraph-rsid="006ace99" style:font-size-asian="20pt" style:font-weight-asian="bold" style:font-size-complex="20pt" style:font-weight-complex="bold"/>
    </style:style>
    <style:style style:name="P57" style:family="paragraph" style:parent-style-name="Standard">
      <style:paragraph-properties fo:text-align="end" style:justify-single-word="false"/>
      <style:text-properties officeooo:rsid="006ace99" officeooo:paragraph-rsid="006ace99"/>
    </style:style>
    <style:style style:name="P58" style:family="paragraph" style:parent-style-name="Text_20_body" style:list-style-name="L2">
      <style:text-properties officeooo:rsid="00486249" officeooo:paragraph-rsid="004b8f2c"/>
    </style:style>
    <style:style style:name="P59" style:family="paragraph" style:parent-style-name="Text_20_body" style:list-style-name="L3">
      <style:text-properties officeooo:paragraph-rsid="004b8f2c"/>
    </style:style>
    <style:style style:name="P60" style:family="paragraph" style:parent-style-name="Text_20_body">
      <style:paragraph-properties fo:text-align="center" style:justify-single-word="false"/>
      <style:text-properties officeooo:rsid="00528e40" officeooo:paragraph-rsid="00528e40"/>
    </style:style>
    <style:style style:name="P61" style:family="paragraph" style:parent-style-name="Text_20_body">
      <style:text-properties officeooo:rsid="00584bdd" officeooo:paragraph-rsid="00584bdd"/>
    </style:style>
    <style:style style:name="P62" style:family="paragraph" style:parent-style-name="Text_20_body" style:list-style-name="L6">
      <style:text-properties fo:language="fr" fo:country="FR" officeooo:paragraph-rsid="005e0702"/>
    </style:style>
    <style:style style:name="P63" style:family="paragraph" style:parent-style-name="Text_20_body" style:list-style-name="L6">
      <style:text-properties style:font-name="Courier New" fo:language="fr" fo:country="FR" officeooo:paragraph-rsid="005e0702"/>
    </style:style>
    <style:style style:name="P64" style:family="paragraph" style:parent-style-name="Text_20_body" style:list-style-name="L2">
      <style:text-properties officeooo:rsid="006b7caf" officeooo:paragraph-rsid="006b7caf"/>
    </style:style>
    <style:style style:name="P65" style:family="paragraph" style:parent-style-name="Text_20_body" style:list-style-name="L4" style:master-page-name="">
      <style:paragraph-properties fo:margin-top="0cm" fo:margin-bottom="0cm" loext:contextual-spacing="false" style:page-number="auto"/>
      <style:text-properties officeooo:paragraph-rsid="00528e40"/>
    </style:style>
    <style:style style:name="P66" style:family="paragraph" style:parent-style-name="Text_20_body" style:list-style-name="L4">
      <style:paragraph-properties fo:margin-top="0cm" fo:margin-bottom="0cm" loext:contextual-spacing="false"/>
      <style:text-properties officeooo:paragraph-rsid="00528e40"/>
    </style:style>
    <style:style style:name="P67" style:family="paragraph" style:parent-style-name="Text_20_body">
      <style:paragraph-properties fo:margin-top="0cm" fo:margin-bottom="0cm" loext:contextual-spacing="false"/>
      <style:text-properties fo:font-style="normal" fo:font-weight="normal" officeooo:rsid="00528e40" officeooo:paragraph-rsid="00528e40" style:font-style-asian="normal" style:font-weight-asian="normal" style:font-style-complex="normal" style:font-weight-complex="normal"/>
    </style:style>
    <style:style style:name="P68" style:family="paragraph" style:parent-style-name="Text_20_body" style:list-style-name="L5">
      <style:paragraph-properties fo:margin-top="0cm" fo:margin-bottom="0cm" loext:contextual-spacing="false"/>
      <style:text-properties officeooo:paragraph-rsid="005e4d22"/>
    </style:style>
    <style:style style:name="P69" style:family="paragraph" style:parent-style-name="Table_20_Contents">
      <style:paragraph-properties fo:text-align="center" style:justify-single-word="false"/>
      <style:text-properties officeooo:rsid="006ace99" officeooo:paragraph-rsid="006ace99"/>
    </style:style>
    <style:style style:name="P70" style:family="paragraph" style:parent-style-name="Heading_20_1">
      <style:text-properties officeooo:rsid="003b1bfb" officeooo:paragraph-rsid="004e1cbe"/>
    </style:style>
    <style:style style:name="P71" style:family="paragraph" style:parent-style-name="Heading_20_1">
      <style:text-properties officeooo:rsid="003b1bfb" officeooo:paragraph-rsid="005e0702"/>
    </style:style>
    <style:style style:name="P72" style:family="paragraph" style:parent-style-name="Heading_20_1">
      <style:text-properties officeooo:rsid="00564c62" officeooo:paragraph-rsid="0057e8f8"/>
    </style:style>
    <style:style style:name="P73" style:family="paragraph" style:parent-style-name="Heading_20_1">
      <style:text-properties officeooo:paragraph-rsid="0062c995"/>
    </style:style>
    <style:style style:name="P74" style:family="paragraph" style:parent-style-name="Heading_20_1">
      <style:paragraph-properties fo:break-before="page"/>
      <style:text-properties fo:color="#ffffff"/>
    </style:style>
    <style:style style:name="P75" style:family="paragraph" style:parent-style-name="Heading_20_2">
      <style:text-properties officeooo:paragraph-rsid="004b8f2c"/>
    </style:style>
    <style:style style:name="P76" style:family="paragraph" style:parent-style-name="Heading_20_2">
      <style:text-properties officeooo:rsid="004e1cbe" officeooo:paragraph-rsid="004e1cbe"/>
    </style:style>
    <style:style style:name="P77" style:family="paragraph" style:parent-style-name="Heading_20_2">
      <style:text-properties officeooo:rsid="0056cf71" officeooo:paragraph-rsid="0056cf71"/>
    </style:style>
    <style:style style:name="P78" style:family="paragraph" style:parent-style-name="Heading_20_2">
      <style:text-properties officeooo:rsid="006061b7" officeooo:paragraph-rsid="006061b7"/>
    </style:style>
    <style:style style:name="P79" style:family="paragraph" style:parent-style-name="Heading_20_2">
      <style:text-properties officeooo:rsid="00612c07" officeooo:paragraph-rsid="00612c07"/>
    </style:style>
    <style:style style:name="P80" style:family="paragraph" style:parent-style-name="Heading_20_2">
      <style:text-properties officeooo:paragraph-rsid="0062c995"/>
    </style:style>
    <style:style style:name="P81" style:family="paragraph" style:parent-style-name="Heading_20_2">
      <style:text-properties officeooo:rsid="0064ac5c"/>
    </style:style>
    <style:style style:name="P82" style:family="paragraph" style:parent-style-name="Heading_20_2" style:master-page-name="">
      <style:paragraph-properties style:page-number="auto" fo:break-before="auto" fo:break-after="auto"/>
      <style:text-properties officeooo:paragraph-rsid="005e0702"/>
    </style:style>
    <style:style style:name="P83" style:family="paragraph" style:parent-style-name="Heading_20_3">
      <style:text-properties officeooo:rsid="004e1cbe" officeooo:paragraph-rsid="004e1cbe"/>
    </style:style>
    <style:style style:name="P84" style:family="paragraph" style:parent-style-name="Heading_20_3">
      <style:text-properties officeooo:paragraph-rsid="005e0702"/>
    </style:style>
    <style:style style:name="P85" style:family="paragraph" style:parent-style-name="Heading_20_3">
      <style:text-properties officeooo:paragraph-rsid="0062c995"/>
    </style:style>
    <style:style style:name="P86" style:family="paragraph" style:parent-style-name="Heading_20_3">
      <style:text-properties officeooo:rsid="0062c995" officeooo:paragraph-rsid="0062c995"/>
    </style:style>
    <style:style style:name="P87" style:family="paragraph" style:parent-style-name="Heading_20_4">
      <style:text-properties officeooo:rsid="004e1cbe" officeooo:paragraph-rsid="004e1cbe"/>
    </style:style>
    <style:style style:name="P88" style:family="paragraph" style:parent-style-name="Heading_20_4">
      <style:text-properties officeooo:paragraph-rsid="0062c995"/>
    </style:style>
    <style:style style:name="P89" style:family="paragraph" style:parent-style-name="Preformatted_20_Text" style:list-style-name="L6">
      <style:text-properties fo:language="fr" fo:country="FR" officeooo:paragraph-rsid="00604b1b"/>
    </style:style>
    <style:style style:name="T1" style:family="text">
      <style:text-properties fo:color="#363636" style:font-name="Open Sans Condensed Light" fo:font-size="9pt" fo:font-weight="normal" officeooo:rsid="001b7e3f" style:font-size-asian="9pt" style:font-weight-asian="normal" style:font-size-complex="9pt" style:font-weight-complex="normal"/>
    </style:style>
    <style:style style:name="T2" style:family="text">
      <style:text-properties fo:color="#363636" style:font-name="Open Sans Condensed Light" fo:font-size="9pt" fo:font-weight="normal" officeooo:rsid="0020a4c3" style:font-size-asian="9pt" style:font-weight-asian="normal" style:font-size-complex="9pt" style:font-weight-complex="normal"/>
    </style:style>
    <style:style style:name="T3" style:family="text">
      <style:text-properties officeooo:rsid="001b7e3f"/>
    </style:style>
    <style:style style:name="T4" style:family="text">
      <style:text-properties fo:color="#555555"/>
    </style:style>
    <style:style style:name="T5" style:family="text">
      <style:text-properties fo:color="#96bf3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03c23" style:font-weight-asian="bold" style:font-weight-complex="bold"/>
    </style:style>
    <style:style style:name="T8" style:family="text">
      <style:text-properties fo:font-weight="bold" officeooo:rsid="004cff04" style:font-weight-asian="bold" style:font-weight-complex="bold"/>
    </style:style>
    <style:style style:name="T9" style:family="text">
      <style:text-properties fo:font-weight="bold" officeooo:rsid="00564c62" style:font-weight-asian="bold" style:font-weight-complex="bold"/>
    </style:style>
    <style:style style:name="T10" style:family="text">
      <style:text-properties fo:font-weight="bold" officeooo:rsid="005e0702" style:font-weight-asian="bold" style:font-weight-complex="bold"/>
    </style:style>
    <style:style style:name="T11" style:family="text">
      <style:text-properties fo:font-weight="bold" officeooo:rsid="005e4d22" style:font-weight-asian="bold" style:font-weight-complex="bold"/>
    </style:style>
    <style:style style:name="T12" style:family="text">
      <style:text-properties officeooo:rsid="00103c23"/>
    </style:style>
    <style:style style:name="T13" style:family="text">
      <style:text-properties officeooo:rsid="004b8f2c"/>
    </style:style>
    <style:style style:name="T14" style:family="text">
      <style:text-properties officeooo:rsid="004cff04"/>
    </style:style>
    <style:style style:name="T15" style:family="text">
      <style:text-properties officeooo:rsid="00528e40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normal" fo:font-weight="bold" style:font-style-asian="normal" style:font-weight-asian="bold" style:font-style-complex="normal" style:font-weight-complex="bold"/>
    </style:style>
    <style:style style:name="T1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officeooo:rsid="00564c62"/>
    </style:style>
    <style:style style:name="T20" style:family="text">
      <style:text-properties officeooo:rsid="00584bdd"/>
    </style:style>
    <style:style style:name="T21" style:family="text">
      <style:text-properties officeooo:rsid="005d43db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5e0702" style:font-weight-asian="normal" style:font-weight-complex="normal"/>
    </style:style>
    <style:style style:name="T25" style:family="text">
      <style:text-properties style:font-name="Courier New" style:font-name-asian="Courier New" style:font-name-complex="Courier New"/>
    </style:style>
    <style:style style:name="T26" style:family="text">
      <style:text-properties style:font-name="Courier New" fo:font-style="italic" style:font-name-asian="Courier New" style:font-style-asian="italic" style:font-name-complex="Courier New" style:font-style-complex="italic"/>
    </style:style>
    <style:style style:name="T27" style:family="text">
      <style:text-properties officeooo:rsid="005e0702"/>
    </style:style>
    <style:style style:name="T28" style:family="text">
      <style:text-properties officeooo:rsid="00604b1b"/>
    </style:style>
    <style:style style:name="T29" style:family="text">
      <style:text-properties officeooo:rsid="006061b7"/>
    </style:style>
    <style:style style:name="T30" style:family="text">
      <style:text-properties officeooo:rsid="0062c995"/>
    </style:style>
    <style:style style:name="T31" style:family="text">
      <style:text-properties officeooo:rsid="006b7caf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2" table:style-name="Tableau12">
        <table:table-column table:style-name="Tableau12.A"/>
        <table:table-row table:style-name="Tableau12.1">
          <table:table-cell table:style-name="Tableau12.A1" office:value-type="string">
            <text:p text:style-name="P56"><text:user-defined style:data-style-name="N0" text:name="Client">OC Pizza</text:user-defined></text:p>
            <text:p text:style-name="P8"/>
            <text:p text:style-name="P56"><text:user-defined style:data-style-name="N0" text:name="Projet">Conception d'un système de gestion de pizzeria</text:user-defined></text:p>
            <text:p text:style-name="P6"/>
            <text:p text:style-name="P7"><text:title>Dossier de conception technique</text:title></text:p>
            <text:p text:style-name="P6"/>
            <text:p text:style-name="P6">Version <text:user-defined style:data-style-name="N0" text:name="Version">1.0</text:user-defined></text:p>
          </table:table-cell>
        </table:table-row>
        <table:table-row table:style-name="Tableau12.2">
          <table:table-cell table:style-name="Tableau12.A1" office:value-type="string">
            <text:p text:style-name="P10">Auteur</text:p>
            <text:p text:style-name="P57"><text:user-defined style:data-style-name="N0" text:name="Auteur">Céline PELLETIER</text:user-defined></text:p>
            <text:p text:style-name="P9"><text:user-defined style:data-style-name="N0" text:name="Auteur_Role">{{Auteur_Role}}</text:user-defined></text:p>
          </table:table-cell>
        </table:table-row>
      </table:table>
      <text:p text:style-name="P12">A Faire :</text:p>
      <text:list xml:id="list1478999723" text:style-name="L1">
        <text:list-item>
          <text:p text:style-name="P54">Remplacer manuellement les valeurs entre &lt;&gt;</text:p>
        </text:list-item>
        <text:list-item>
          <text:p text:style-name="P54">Les valeurs entre {{}} sont à renseigner dans les propriétés du document</text:p>
        </text:list-item>
      </text:list>
      <text:p text:style-name="P11"/>
      <text:p text:style-name="P48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50">1 -Versions<text:tab/>3</text:p>
          <text:p text:style-name="P50">2 -Introduction<text:tab/>4</text:p>
          <text:p text:style-name="P52">2.1 -Objet du document<text:tab/>4</text:p>
          <text:p text:style-name="P52">2.2 -Références<text:tab/>4</text:p>
          <text:p text:style-name="P50">3 -Architecture Technique<text:tab/>5</text:p>
          <text:p text:style-name="P52">3.1 -Composants généraux<text:tab/>5</text:p>
          <text:p text:style-name="P51">3.1.1 -Package A<text:tab/>5</text:p>
          <text:p text:style-name="P53">3.1.1.1 -Composant X<text:tab/>5</text:p>
          <text:p text:style-name="P53">3.1.1.2 -Composant Y<text:tab/>5</text:p>
          <text:p text:style-name="P51">3.1.2 -Package B<text:tab/>5</text:p>
          <text:p text:style-name="P53">3.1.2.1 -Composant Z<text:tab/>5</text:p>
          <text:p text:style-name="P52">3.2 -Application Web<text:tab/>5</text:p>
          <text:p text:style-name="P51">3.2.1 -Composants X<text:tab/>5</text:p>
          <text:p text:style-name="P51">3.2.2 -Composants Y et Z<text:tab/>5</text:p>
          <text:p text:style-name="P52">3.3 -Application XXX...<text:tab/>5</text:p>
          <text:p text:style-name="P50">4 -Architecture de Déploiement<text:tab/>6</text:p>
          <text:p text:style-name="P52">4.1 -Serveur de Base de données<text:tab/>6</text:p>
          <text:p text:style-name="P52">4.2 -Serveur XXX<text:tab/>6</text:p>
          <text:p text:style-name="P50">5 -Architecture logicielle<text:tab/>7</text:p>
          <text:p text:style-name="P52">5.1 -Principes généraux<text:tab/>7</text:p>
          <text:p text:style-name="P51">5.1.1 -Les couches<text:tab/>7</text:p>
          <text:p text:style-name="P51">5.1.2 -Les modules<text:tab/>7</text:p>
          <text:p text:style-name="P51">5.1.3 -Structure des sources<text:tab/>7</text:p>
          <text:p text:style-name="P52">5.2 -Application Web<text:tab/>8</text:p>
          <text:p text:style-name="P52">5.3 -Application Xxx<text:tab/>8</text:p>
          <text:p text:style-name="P50">6 -Points particuliers<text:tab/>9</text:p>
          <text:p text:style-name="P52">6.1 -Gestion des logs<text:tab/>9</text:p>
          <text:p text:style-name="P52">6.2 -Fichiers de configuration<text:tab/>9</text:p>
          <text:p text:style-name="P51">6.2.1 -Application web<text:tab/>9</text:p>
          <text:p text:style-name="P53">6.2.1.1 -Datasources<text:tab/>9</text:p>
          <text:p text:style-name="P53">6.2.1.2 -Fichier xxx.yyy<text:tab/>9</text:p>
          <text:p text:style-name="P51">6.2.2 -Application Xxx<text:tab/>9</text:p>
          <text:p text:style-name="P52">6.3 -Ressources<text:tab/>9</text:p>
          <text:p text:style-name="P52">6.4 -Environnement de développement<text:tab/>9</text:p>
          <text:p text:style-name="P52">6.5 -Procédure de packaging / livraison<text:tab/>9</text:p>
          <text:p text:style-name="P52">6.6 -XXX<text:tab/>9</text:p>
          <text:p text:style-name="P50">7 -Glossaire<text:tab/>10</text:p>
        </text:index-body>
      </text:table-of-content>
      <text:p text:style-name="P46"/>
      <text:p text:style-name="P46"/>
      <text:h text:style-name="P74" text:outline-level="1">Versions</text:h>
      <text:p text:style-name="Text_20_body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row table:style-name="Tableau7.1">
          <table:table-cell table:style-name="Tableau7.A1" office:value-type="string">
            <text:p text:style-name="P49">Auteur</text:p>
          </table:table-cell>
          <table:table-cell table:style-name="Tableau7.A1" office:value-type="string">
            <text:p text:style-name="P49">Date</text:p>
          </table:table-cell>
          <table:table-cell table:style-name="Tableau7.A1" office:value-type="string">
            <text:p text:style-name="Tableau_20_entête">Description</text:p>
          </table:table-cell>
          <table:table-cell table:style-name="Tableau7.A1" office:value-type="string">
            <text:p text:style-name="P49">Version</text:p>
          </table:table-cell>
        </table:table-row>
        <table:table-row table:style-name="Tableau7.2">
          <table:table-cell table:style-name="Tableau7.A2" office:value-type="string">
            <text:p text:style-name="P69">Céline PELLETIER</text:p>
          </table:table-cell>
          <table:table-cell table:style-name="Tableau7.B2" office:value-type="string">
            <text:p text:style-name="P69">09/09/2020</text:p>
          </table:table-cell>
          <table:table-cell table:style-name="Tableau7.C2" office:value-type="string">
            <text:p text:style-name="Table_20_Contents">Création du document</text:p>
          </table:table-cell>
          <table:table-cell table:style-name="Tableau7.D2" office:value-type="string">
            <text:p text:style-name="P69">1.0</text:p>
          </table:table-cell>
        </table:table-row>
        <table:table-row table:style-name="Tableau7.2">
          <table:table-cell table:style-name="Tableau7.A5" office:value-type="string">
            <text:p text:style-name="P20"/>
          </table:table-cell>
          <table:table-cell table:style-name="Tableau7.B5" office:value-type="string">
            <text:p text:style-name="P20"/>
          </table:table-cell>
          <table:table-cell table:style-name="Tableau7.C5" office:value-type="string">
            <text:p text:style-name="Table_20_Contents"/>
          </table:table-cell>
          <table:table-cell table:style-name="Tableau7.D5" office:value-type="string">
            <text:p text:style-name="P20"/>
          </table:table-cell>
        </table:table-row>
        <table:table-row table:style-name="Tableau7.2">
          <table:table-cell table:style-name="Tableau7.A5" office:value-type="string">
            <text:p text:style-name="P20"/>
          </table:table-cell>
          <table:table-cell table:style-name="Tableau7.B5" office:value-type="string">
            <text:p text:style-name="P20"/>
          </table:table-cell>
          <table:table-cell table:style-name="Tableau7.C5" office:value-type="string">
            <text:p text:style-name="Table_20_Contents"/>
          </table:table-cell>
          <table:table-cell table:style-name="Tableau7.D5" office:value-type="string">
            <text:p text:style-name="P20"/>
          </table:table-cell>
        </table:table-row>
        <table:table-row table:style-name="Tableau7.2">
          <table:table-cell table:style-name="Tableau7.A5" office:value-type="string">
            <text:p text:style-name="P20"/>
          </table:table-cell>
          <table:table-cell table:style-name="Tableau7.B5" office:value-type="string">
            <text:p text:style-name="P20"/>
          </table:table-cell>
          <table:table-cell table:style-name="Tableau7.C5" office:value-type="string">
            <text:p text:style-name="Table_20_Contents"/>
          </table:table-cell>
          <table:table-cell table:style-name="Tableau7.D5" office:value-type="string">
            <text:p text:style-name="P20"/>
          </table:table-cell>
        </table:table-row>
      </table:table>
      <text:p text:style-name="P47"/>
      <text:p text:style-name="P28"/>
      <text:h text:style-name="Heading_20_1" text:outline-level="1">Introduction</text:h>
      <text:h text:style-name="Heading_20_2" text:outline-level="2">Objet du document</text:h>
      <text:p text:style-name="Text_20_body">Le présent document constitue le <text:span text:style-name="T13">dossier de conception technique </text:span>de l'application <text:span text:style-name="T31">OC Pizza.</text:span></text:p>
      <text:p text:style-name="P29">Objectif du document <text:span text:style-name="T31">est de décrire la solution technique que nous allons utiliser pour mener à bien ce projet.</text:span></text:p>
      <text:p text:style-name="P30">Les éléments du présents dossiers découlent :</text:p>
      <text:list xml:id="list150358616" text:style-name="L2">
        <text:list-item>
          <text:p text:style-name="P58">d<text:span text:style-name="T31">e plusieurs entretiens avec le client</text:span>.</text:p>
        </text:list-item>
        <text:list-item>
          <text:p text:style-name="P64">de plusieurs réunions.</text:p>
        </text:list-item>
        <text:list-item>
          <text:p text:style-name="P64">du document de spécifications fonctionelles générales.</text:p>
        </text:list-item>
      </text:list>
      <text:h text:style-name="P75" text:outline-level="2">Références</text:h>
      <text:p text:style-name="P31">Pour de plus amples informations, se référer <text:span text:style-name="T14">également aux éléments suivants</text:span>:</text:p>
      <text:list xml:id="list2323933487" text:style-name="L3">
        <text:list-item>
          <text:p text:style-name="P59"><text:span text:style-name="T6">D</text:span><text:span text:style-name="T8">CF</text:span><text:span text:style-name="T6"> - </text:span><text:span text:style-name="T7">Xxx</text:span> : Dossier de <text:span text:style-name="T12">conception</text:span> <text:span text:style-name="T14">fonctionnelle</text:span> de l'application</text:p>
        </text:list-item>
        <text:list-item>
          <text:p text:style-name="P59">…</text:p>
        </text:list-item>
      </text:list>
      <text:h text:style-name="P70" text:outline-level="1">Architecture Technique</text:h>
      <text:h text:style-name="P76" text:outline-level="2">Composants généraux</text:h>
      <text:h text:style-name="P83" text:outline-level="3">Package A : “<text:span text:style-name="T31">Authentification”</text:span></text:h>
      <text:h text:style-name="P87" text:outline-level="4">Composant X</text:h>
      <text:p text:style-name="P36">Description et rôle/objectif...</text:p>
      <text:h text:style-name="Heading_20_4" text:outline-level="4">Composant Y</text:h>
      <text:h text:style-name="Heading_20_3" text:outline-level="3">Package B</text:h>
      <text:h text:style-name="Heading_20_4" text:outline-level="4">Composant Z</text:h>
      <text:p text:style-name="P32"/>
      <text:h text:style-name="Heading_20_2" text:outline-level="2">Application Web</text:h>
      <text:p text:style-name="P35"><text:span text:style-name="T15">La pile logicielle </text:span>est la suivante :</text:p>
      <text:list xml:id="list3239984077" text:style-name="L4">
        <text:list-item>
          <text:p text:style-name="P65">Application <text:span text:style-name="T6">J2EE</text:span> (JDK version 1.<text:span text:style-name="T15">8</text:span>) / <text:span text:style-name="T9">PHP</text:span><text:span text:style-name="T19"> (version) / </text:span><text:span text:style-name="T9">Python</text:span><text:span text:style-name="T19">… </text:span></text:p>
        </text:list-item>
        <text:list-item>
          <text:p text:style-name="P66">Serveur d'application <text:span text:style-name="T17">JOnAS 5.2.4 / ...</text:span></text:p>
        </text:list-item>
      </text:list>
      <text:p text:style-name="P67"/>
      <text:p text:style-name="P60">Diagramme UML de Composants</text:p>
      <text:h text:style-name="Heading_20_3" text:outline-level="3">Composants X</text:h>
      <text:p text:style-name="P36">Description et rôle/objectif...</text:p>
      <text:h text:style-name="Heading_20_3" text:outline-level="3">Composants Y et Z</text:h>
      <text:p text:style-name="Text_20_body"/>
      <text:h text:style-name="P77" text:outline-level="2">Application XXX...</text:h>
      <text:p text:style-name="P37"/>
      <text:h text:style-name="P72" text:outline-level="1">Architecture de Déploiement</text:h>
      <text:p text:style-name="P38">Diagramme UML de déploiement</text:p>
      <text:p text:style-name="P39">Explication / commentaires si nécessaires...</text:p>
      <text:h text:style-name="Heading_20_2" text:outline-level="2">Serveur de Ba<text:span text:style-name="T20">se de données</text:span></text:h>
      <text:p text:style-name="P39">Description</text:p>
      <text:p text:style-name="P39">Caractéristiques techniques (ex: Serveur Linux Debian Jessie + PostgreSQL 9.6…)</text:p>
      <text:p text:style-name="P40">Informations importantes / points particuliers</text:p>
      <text:h text:style-name="Heading_20_2" text:outline-level="2">Serveur <text:span text:style-name="T21">XXX</text:span></text:h>
      <text:p text:style-name="Text_20_body">...</text:p>
      <text:h text:style-name="P71" text:outline-level="1">Architecture logicielle</text:h>
      <text:h text:style-name="P78" text:outline-level="2">Principes généraux</text:h>
      <text:p text:style-name="P41">Les sources et versions du projet sont gérées par <text:span text:style-name="T10">Git</text:span><text:span text:style-name="T24">, </text:span><text:span text:style-name="T23">les</text:span> dépendances <text:span text:style-name="T27">et le packaging</text:span> par <text:span text:style-name="T10">Apache M</text:span><text:span text:style-name="T6">aven / </text:span><text:span text:style-name="T11">Grunt / ...</text:span>.</text:p>
      <text:p text:style-name="P41">...</text:p>
      <text:h text:style-name="P84" text:outline-level="3">Les couches</text:h>
      <text:p text:style-name="P42">L'architecture applicative est la suivante :</text:p>
      <text:list xml:id="list4084885798" text:style-name="L5">
        <text:list-item>
          <text:p text:style-name="P68"><text:span text:style-name="T16">une</text:span><text:span text:style-name="T22"> </text:span><text:span text:style-name="T18">couche</text:span><text:span text:style-name="T17"> business</text:span> : responsable de la logique métier du composant</text:p>
        </text:list-item>
        <text:list-item>
          <text:p text:style-name="P68"><text:span text:style-name="T16">une</text:span><text:span text:style-name="T22"> </text:span><text:span text:style-name="T18">couche</text:span><text:span text:style-name="T17"> model</text:span> : implémentation du modèle des objets métiers</text:p>
        </text:list-item>
        <text:list-item>
          <text:p text:style-name="P68">…</text:p>
          <text:list>
            <text:list-item>
              <text:p text:style-name="P68">…</text:p>
            </text:list-item>
          </text:list>
        </text:list-item>
        <text:list-item>
          <text:p text:style-name="P68">...</text:p>
        </text:list-item>
      </text:list>
      <text:h text:style-name="P84" text:outline-level="3">Les modules</text:h>
      <text:p text:style-name="P33">Ex: modules Maven dans le cas d’application multi-module...</text:p>
      <text:h text:style-name="P84" text:outline-level="3">Structure des sources</text:h>
      <text:p text:style-name="P34">La structuration des répertoires du projet suit la logique suivante :</text:p>
      <text:list xml:id="list3062695799" text:style-name="L6">
        <text:list-item>
          <text:p text:style-name="P62">les répertoires sources sont crées de façon à respecter la philosophie Maven (à savoir : « convention plutôt que configuration »)</text:p>
          <text:p text:style-name="P89"><text:span text:style-name="T28">racine</text:span><text:line-break/> <text:span text:style-name="T25">├─</text:span> <text:span text:style-name="T22">pom.xml</text:span><text:line-break/> <text:span text:style-name="T25">├─</text:span> &lt;moduleX&gt;<text:line-break/> <text:span text:style-name="T25">│ <text:s text:c="2"/>├─ </text:span><text:span text:style-name="T26">pom.xml</text:span><text:span text:style-name="T25"><text:line-break/> │ <text:s text:c="2"/>└─ src<text:line-break/> │ <text:s text:c="6"/>├─ main<text:line-break/> │ <text:s text:c="6"/>│ <text:s text:c="2"/>├─ java<text:line-break/> │ <text:s text:c="6"/>│ <text:s text:c="2"/>└─ resources<text:line-break/> │ <text:s text:c="6"/>└─ test<text:line-break/> │ <text:s text:c="10"/>├─ java<text:line-break/> │ <text:s text:c="10"/>└─ resources</text:span><text:line-break/> ├─ &lt;moduleY&gt;<text:line-break/> <text:span text:style-name="T25">│ <text:s text:c="2"/>├─ </text:span><text:span text:style-name="T26">pom.xml</text:span><text:span text:style-name="T25"><text:line-break/> │ <text:s text:c="2"/>└─ src<text:line-break/> │ <text:s text:c="6"/>├─ main<text:line-break/> │ <text:s text:c="6"/>│ <text:s text:c="2"/>├─ java<text:line-break/> │ <text:s text:c="6"/>│ <text:s text:c="2"/>└─ resources<text:line-break/> │ <text:s text:c="6"/>└─ test<text:line-break/> │ <text:s text:c="10"/>├─ java<text:line-break/> │ <text:s text:c="10"/>└─ ressources<text:line-break/> └─ src<text:line-break/> <text:s text:c="4"/>└─ lib<text:line-break/></text:span></text:p>
        </text:list-item>
        <text:list-item>
          <text:p text:style-name="P63">...</text:p>
        </text:list-item>
      </text:list>
      <text:p text:style-name="P34"/>
      <text:p text:style-name="P34"><text:soft-page-break/></text:p>
      <text:h text:style-name="P82" text:outline-level="2">Application W<text:span text:style-name="T29">eb</text:span></text:h>
      <text:p text:style-name="P41">…</text:p>
      <text:p text:style-name="P43">Si besoin, diagramme UML de composants pour monter les différents modules et leur inter-dépendances</text:p>
      <text:h text:style-name="P79" text:outline-level="2">Application Xxx</text:h>
      <text:p text:style-name="P34">…</text:p>
      <text:h text:style-name="P73" text:outline-level="1">Points particuliers</text:h>
      <text:h text:style-name="P80" text:outline-level="2">Gestion des logs</text:h>
      <text:p text:style-name="P44">…</text:p>
      <text:h text:style-name="P80" text:outline-level="2"><text:bookmark-start text:name="__RefHeading__7193_1280642937"/>Fichiers de configuration<text:bookmark-end text:name="__RefHeading__7193_1280642937"/></text:h>
      <text:h text:style-name="P85" text:outline-level="3">Application web</text:h>
      <text:p text:style-name="Text_20_body">...</text:p>
      <text:h text:style-name="P88" text:outline-level="4">Datasources</text:h>
      <text:p text:style-name="Text_20_body">...</text:p>
      <text:h text:style-name="P88" text:outline-level="4">Fichier <text:span text:style-name="T30">xxx.yyy</text:span></text:h>
      <text:p text:style-name="Standard">...</text:p>
      <text:h text:style-name="P86" text:outline-level="3">Application Xxx</text:h>
      <text:p text:style-name="Text_20_body">...</text:p>
      <text:h text:style-name="P80" text:outline-level="2">Ressources</text:h>
      <text:p text:style-name="P44">...</text:p>
      <text:h text:style-name="Heading_20_2" text:outline-level="2">Environnement de développement</text:h>
      <text:p text:style-name="Text_20_body"/>
      <text:h text:style-name="P81" text:outline-level="2">Procédure de packaging / livraison</text:h>
      <text:p text:style-name="Text_20_body"/>
      <text:h text:style-name="Heading_20_2" text:outline-level="2">XXX</text:h>
      <text:p text:style-name="Text_20_body">…</text:p>
      <text:p text:style-name="P45"/>
      <text:p text:style-name="P45"/>
      <text:h text:style-name="Heading_20_1" text:outline-level="1">Glossaire</text:h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1"/>
          </table:table-cell>
          <table:table-cell table:style-name="Tableau1.B1" office:value-type="string">
            <text:p text:style-name="P22"/>
          </table:table-cell>
        </table:table-row>
        <table:table-row>
          <table:table-cell table:style-name="Tableau1.A2" office:value-type="string">
            <text:p text:style-name="P21"/>
          </table:table-cell>
          <table:table-cell table:style-name="Tableau1.B2" office:value-type="string">
            <text:p text:style-name="P22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Unknown" svg:font-family="Unknown"/>
    <style:font-face style:name="Courier New1" svg:font-family="'Courier New'" style:font-family-generic="modern"/>
    <style:font-face style:name="DejaVu Sans1" svg:font-family="'DejaVu Sans'" style:font-family-generic="swiss"/>
    <style:font-face style:name="Helvetica 45 Light" svg:font-family="'Helvetica 45 Light', 'Helvetica 45 Light'" style:font-family-generic="swiss"/>
    <style:font-face style:name="Courier New" svg:font-family="'Courier New'" style:font-family-generic="modern" style:font-pitch="fixed"/>
    <style:font-face style:name="Droid Sans Mono" svg:font-family="'Droid Sans Mono'" style:font-adornments="Normal" style:font-family-generic="swiss" style:font-pitch="fixed"/>
    <style:font-face style:name="Open Sans" svg:font-family="'Open Sans'" style:font-adornments="Normal" style:font-pitch="variable"/>
    <style:font-face style:name="Open Sans Condensed Light" svg:font-family="'Open Sans Condensed Light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DejaVu Sans" svg:font-family="'DejaVu Sans'" style:font-adornments="Gras" style:font-family-generic="swiss" style:font-pitch="variable"/>
    <style:font-face style:name="Droid Sans1" svg:font-family="'Droid Sans'" style:font-adornments="Italique" style:font-family-generic="swiss" style:font-pitch="variable"/>
    <style:font-face style:name="Droid Sans" svg:font-family="'Droid Sans'" style:font-adornments="Normal" style:font-family-generic="swiss" style:font-pitch="variable"/>
    <style:font-face style:name="Harabara1" svg:font-family="Harabara" style:font-family-generic="swiss" style:font-pitch="variable"/>
    <style:font-face style:name="Harabara" svg:font-family="Harabara" style:font-adornments="Gras" style:font-family-generic="swiss" style:font-pitch="variable"/>
    <style:font-face style:name="Helvetica 55 Roman" svg:font-family="'Helvetica 55 Roman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12%" draw:distance="72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Open Sans" fo:font-family="'Open Sans'" style:font-style-name="Normal" style:font-pitch="variable" fo:font-size="11pt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 style:writing-mode="page"/>
      <style:text-properties fo:font-size="20pt" fo:font-weight="bold" style:font-size-asian="10.5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loext:contextual-spacing="false" fo:text-align="justify" style:justify-single-word="false" style:page-number="auto" style:writing-mode="page"/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 style:writing-mode="page"/>
      <style:text-properties style:font-size-asian="10.5pt"/>
    </style:style>
    <style:style style:name="Header_20_left" style:display-name="Header left" style:family="paragraph" style:parent-style-name="Standard" style:class="extra">
      <loext:graphic-properties draw:fill="none" draw:fill-color="#99ccff"/>
      <style:paragraph-properties fo:margin-top="1.91cm" fo:margin-bottom="0cm" loext:contextual-spacing="false" fo:text-align="center" style:justify-single-word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style:font-name="Harabara" fo:font-family="Harabara" style:font-style-name="Gras" style:font-family-generic="swiss" style:font-pitch="variable" fo:font-size="40pt" fo:font-weight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ff950e" style:font-name="DejaVu Sans" fo:font-family="'DejaVu Sans'" style:font-style-name="Gras" style:font-family-generic="swiss" style:font-pitch="variable" fo:font-size="10pt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solid" draw:fill-color="#808080" draw:opacity="100%"/>
      <style:paragraph-properties fo:margin-top="0cm" fo:margin-bottom="0.21cm" loext:contextual-spacing="false" style:page-number="auto" fo:break-before="page" fo:background-color="#808080" fo:padding="0.049cm" fo:border="0.26pt solid #666666" style:shadow="none" style:writing-mode="page"/>
      <style:text-properties fo:font-variant="small-caps" fo:color="#ffffff" fo:font-size="26pt" style:text-underline-style="none" fo:background-color="transparent" style:font-size-asian="10.5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="solid" draw:fill-color="#c0c0c0" draw:opacity="100%"/>
      <style:paragraph-properties fo:margin-top="0.319cm" fo:margin-bottom="0.21cm" loext:contextual-spacing="false" style:page-number="auto" fo:background-color="#c0c0c0" fo:padding="0.049cm" fo:border="0.26pt solid #c0c0c0" style:shadow="none" fo:keep-with-next="always" style:writing-mode="page"/>
      <style:text-properties fo:color="#4c4c4c" fo:font-size="14pt" style:font-size-asian="10.5pt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99ccff"/>
      <style:paragraph-properties fo:margin-top="0.621cm" fo:margin-bottom="0.21cm" loext:contextual-spacing="false" style:page-number="auto" fo:background-color="transparent" style:shadow="none" style:writing-mode="page">
        <style:tab-stops/>
      </style:paragraph-properties>
      <style:text-properties fo:color="#4c4c4c" fo:font-size="14pt" fo:font-style="italic" style:text-underline-style="none" style:font-size-asian="10.5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499cm" loext:contextual-spacing="false" fo:text-align="center" style:justify-single-word="false" fo:text-indent="0cm" style:auto-text-indent="false" text:number-lines="false" text:line-number="0" style:writing-mode="page"/>
      <style:text-properties fo:font-variant="small-caps" style:font-size-asian="10.5pt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 style:writing-mode="pag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 style:writing-mode="pag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 style:writing-mode="page">
        <style:tab-stops>
          <style:tab-stop style:position="16.002cm" style:type="right" style:leader-style="dotted" style:leader-text="."/>
        </style:tab-stops>
      </style:paragraph-properties>
      <style:text-properties fo:font-size="10.5pt" fo:font-style="italic"/>
    </style:style>
    <style:style style:name="Frame_20_contents" style:display-name="Frame contents" style:family="paragraph" style:parent-style-name="Text_20_body" style:class="extra"/>
    <style:style style:name="Heading_20_4" style:display-name="Heading 4" style:family="paragraph" style:parent-style-name="Standard" style:next-style-name="Text_20_body" style:default-outline-level="4" style:class="text">
      <loext:graphic-properties draw:fill-image-width="0cm" draw:fill-image-height="0cm"/>
      <style:paragraph-properties fo:margin-left="1.524cm" fo:margin-right="0cm" fo:margin-top="0.423cm" fo:margin-bottom="0.106cm" loext:contextual-spacing="false" fo:text-indent="-1.524cm" style:auto-text-indent="false" fo:keep-with-next="always" style:writing-mode="page">
        <style:tab-stops>
          <style:tab-stop style:position="0cm"/>
        </style:tab-stops>
      </style:paragraph-properties>
      <style:text-properties fo:font-size="12pt" fo:font-style="italic" fo:font-weight="bold" style:font-size-asian="10.5pt"/>
    </style:style>
    <style:style style:name="Text" style:family="paragraph" style:parent-style-name="Standard" style:class="extra">
      <style:paragraph-properties fo:margin-top="0cm" fo:margin-bottom="0cm" loext:contextual-spacing="false" fo:line-height="150%"/>
      <style:text-properties style:font-name="Droid Sans" fo:font-family="'Droid Sans'" style:font-style-name="Normal" style:font-family-generic="swiss" style:font-pitch="variable" fo:font-size="10pt" style:font-size-asian="12pt" style:font-size-complex="12pt"/>
    </style:style>
    <style:style style:name="Heading_20_5" style:display-name="Heading 5" style:family="paragraph" style:parent-style-name="Heading" style:next-style-name="Text_20_body" style:default-outline-level="5" style:class="text" style:master-page-name="">
      <loext:graphic-properties draw:fill="none" draw:fill-color="#99ccff"/>
      <style:paragraph-properties style:page-number="auto" fo:background-color="transparent" style:shadow="none">
        <style:tab-stops>
          <style:tab-stop style:position="2cm"/>
        </style:tab-stops>
      </style:paragraph-properties>
      <style:text-properties style:font-name="Droid Sans1" fo:font-family="'Droid Sans'" style:font-style-name="Italique" style:font-family-generic="swiss" style:font-pitch="variable" fo:font-size="85%" fo:font-style="italic" fo:font-weight="normal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Code" style:family="paragraph" style:parent-style-name="Text_20_body" style:class="text" style:master-page-name="">
      <style:paragraph-properties fo:margin-top="0cm" fo:margin-bottom="0.101cm" loext:contextual-spacing="false" style:page-number="auto"/>
      <style:text-properties fo:color="#666666" style:font-name="Droid Sans Mono" fo:font-family="'Droid Sans Mono'" style:font-style-name="Normal" style:font-family-generic="swiss" style:font-pitch="fixed" fo:font-size="9pt" style:font-size-asian="10.5pt"/>
    </style:style>
    <style:style style:name="Balise" style:family="paragraph" style:parent-style-name="Text_20_body" style:class="text">
      <style:paragraph-properties fo:margin-top="0cm" fo:margin-bottom="0cm" loext:contextual-spacing="false"/>
      <style:text-properties fo:color="#ff950e" fo:font-size="10pt" style:font-size-asian="10.5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loext:contextual-spacing="false" fo:text-indent="-4.5cm" style:auto-text-indent="false">
        <style:tab-stops>
          <style:tab-stop style:position="0cm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Helvetica 45 Light" fo:font-family="'Helvetica 45 Light', 'Helvetica 45 Light'" style:font-family-generic="swiss" fo:font-size="12pt" style:font-name-asian="Helvetica 45 Light" style:font-family-asian="'Helvetica 45 Light', 'Helvetica 45 Light'" style:font-family-generic-asian="swiss" style:font-size-asian="12pt" style:font-name-complex="Helvetica 45 Light" style:font-family-complex="'Helvetica 45 Light', 'Helvetica 45 Light'" style:font-family-generic-complex="swiss" style:font-size-complex="12pt"/>
    </style:style>
    <style:style style:name="Table" style:family="paragraph" style:parent-style-name="Caption" style:class="extra">
      <style:text-properties style:font-name="Droid Sans" fo:font-family="'Droid Sans'" style:font-style-name="Normal" style:font-family-generic="swiss" style:font-pitch="variable" fo:font-size="10pt" fo:font-style="normal" style:font-weight-asian="normal" style:font-weight-complex="normal"/>
    </style:style>
    <style:style style:name="Interdiction" style:family="paragraph" style:parent-style-name="Standard">
      <style:paragraph-properties fo:text-align="center" style:justify-single-word="false"/>
      <style:text-properties fo:color="#800000" style:font-name="Arial" fo:font-family="Arial" style:font-family-generic="swiss" style:font-pitch="variable" fo:font-size="11pt" fo:font-style="italic" style:font-size-asian="11pt" style:font-style-asian="italic" style:font-name-complex="Arial" style:font-family-complex="Arial" style:font-family-generic-complex="swiss" style:font-pitch-complex="variable"/>
    </style:style>
    <style:style style:name="Style" style:family="paragraph">
      <style:paragraph-properties fo:text-align="justify" style:justify-single-word="false" fo:orphans="2" fo:widows="2" style:text-autospace="none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cm" loext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User_20_Index_20_Heading" style:display-name="User 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Droid Sans" fo:font-family="'Droid Sans'" style:font-style-name="Normal" style:font-family-generic="swiss" style:font-pitch="variable" fo:font-size="10pt"/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loext:contextual-spacing="false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loext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loext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fo:margin-top="0.106cm" fo:margin-bottom="0.106cm" loext:contextual-spacing="false"/>
      <style:text-properties fo:font-size="75%" fo:font-weight="normal" style:font-size-asian="75%" style:font-weight-asian="normal" style:font-size-complex="75%" style:font-weight-complex="normal"/>
    </style:style>
    <style:style style:name="Tableau_20_entête" style:display-name="Tableau entête" style:family="paragraph" style:parent-style-name="Table_20_Contents">
      <loext:graphic-properties draw:fill="none" draw:fill-color="#333333"/>
      <style:paragraph-properties fo:background-color="transparent" style:writing-mode="page"/>
      <style:text-properties fo:color="#ffcc00" fo:font-weight="bold" style:font-size-asian="10.5pt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WW8Num3z0" style:family="text">
      <style:text-properties style:font-name="Helvetica 55 Roman" fo:font-family="'Helvetica 55 Roman'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z1" style:family="text">
      <style:text-properties fo:color="#ff6600" style:font-name="Courier New1" fo:font-family="'Courier New'" style:font-family-generic="modern" style:font-name-complex="Courier New1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4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Numbering_20_Symbols" style:num-suffix=" -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text:style-name="Numbering_20_Symbols" style:num-suffix=" -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text:style-name="Numbering_20_Symbols" style:num-suffix=" -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text:style-name="Numbering_20_Symbols" style:num-suffix=" -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WW8Num3">
      <text:list-level-style-bullet text:level="1" text:style-name="WW8Num3z0" text:bullet-char="-">
        <style:list-level-properties text:list-level-position-and-space-mode="label-alignment">
          <style:list-level-label-alignment text:label-followed-by="listtab" text:list-tab-stop-position="3.149cm" fo:text-indent="-0.635cm" fo:margin-left="3.149cm"/>
        </style:list-level-properties>
        <style:text-properties style:font-name="Helvetica 55 Roman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4.419cm" fo:text-indent="-0.635cm" fo:margin-left="4.419cm"/>
        </style:list-level-properties>
        <style:text-properties style:font-name="Courier New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5.689cm" fo:text-indent="-0.635cm" fo:margin-left="5.689cm"/>
        </style:list-level-properties>
        <style:text-properties style:font-name="Wingdings"/>
      </text:list-level-style-bullet>
      <text:list-level-style-bullet text:level="4" text:style-name="WW8Num3z3" text:bullet-char="">
        <style:list-level-properties text:list-level-position-and-space-mode="label-alignment">
          <style:list-level-label-alignment text:label-followed-by="listtab" text:list-tab-stop-position="6.959cm" fo:text-indent="-0.635cm" fo:margin-left="6.959cm"/>
        </style:list-level-properties>
        <style:text-properties style:font-name="Symbol"/>
      </text:list-level-style-bullet>
      <text:list-level-style-bullet text:level="5" text:style-name="WW8Num3z4" text:bullet-char="o">
        <style:list-level-properties text:list-level-position-and-space-mode="label-alignment">
          <style:list-level-label-alignment text:label-followed-by="listtab" text:list-tab-stop-position="8.229cm" fo:text-indent="-0.635cm" fo:margin-left="8.229cm"/>
        </style:list-level-properties>
        <style:text-properties style:font-name="Courier New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9.499cm" fo:text-indent="-0.635cm" fo:margin-left="9.499cm"/>
        </style:list-level-properties>
        <style:text-properties style:font-name="Wingdings"/>
      </text:list-level-style-bullet>
      <text:list-level-style-bullet text:level="7" text:style-name="WW8Num3z3" text:bullet-char="">
        <style:list-level-properties text:list-level-position-and-space-mode="label-alignment">
          <style:list-level-label-alignment text:label-followed-by="listtab" text:list-tab-stop-position="10.769cm" fo:text-indent="-0.635cm" fo:margin-left="10.769cm"/>
        </style:list-level-properties>
        <style:text-properties style:font-name="Symbol"/>
      </text:list-level-style-bullet>
      <text:list-level-style-bullet text:level="8" text:style-name="WW8Num3z4" text:bullet-char="o">
        <style:list-level-properties text:list-level-position-and-space-mode="label-alignment">
          <style:list-level-label-alignment text:label-followed-by="listtab" text:list-tab-stop-position="12.039cm" fo:text-indent="-0.635cm" fo:margin-left="12.039cm"/>
        </style:list-level-properties>
        <style:text-properties style:font-name="Courier New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13.309cm" fo:text-indent="-0.635cm" fo:margin-left="13.30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6" style:family="table">
      <style:table-properties style:width="17.415cm" fo:margin-left="0cm" fo:margin-right="-0.012cm" table:align="margins" fo:background-color="#e6e6e6">
        <style:background-image/>
      </style:table-properties>
    </style:style>
    <style:style style:name="Tableau6.A" style:family="table-column">
      <style:table-column-properties style:column-width="3.307cm" style:rel-column-width="12445*"/>
    </style:style>
    <style:style style:name="Tableau6.B" style:family="table-column">
      <style:table-column-properties style:column-width="11.201cm" style:rel-column-width="42150*"/>
    </style:style>
    <style:style style:name="Tableau6.C" style:family="table-column">
      <style:table-column-properties style:column-width="2.907cm" style:rel-column-width="10940*"/>
    </style:style>
    <style:style style:name="Tableau6.A1" style:family="table-cell">
      <style:table-cell-properties style:vertical-align="middle" fo:background-color="transparent" fo:padding="0.097cm" fo:border-left="none" fo:border-right="none" fo:border-top="0.5pt solid #000000" fo:border-bottom="none">
        <style:background-image/>
      </style:table-cell-properties>
    </style:style>
    <style:style style:name="Tableau6.B1" style:family="table-cell">
      <style:table-cell-properties fo:background-color="transparent" fo:padding="0.097cm" fo:border-left="none" fo:border-right="none" fo:border-top="0.5pt solid #000000" fo:border-bottom="none">
        <style:background-image/>
      </style:table-cell-properties>
    </style:style>
    <style:style style:name="Tableau6.C1" style:family="table-cell">
      <style:table-cell-properties fo:background-color="transparent" fo:padding="0.097cm" fo:border-left="none" fo:border-right="none" fo:border-top="0.5pt solid #000000" fo:border-bottom="none">
        <style:background-image/>
      </style:table-cell-properties>
    </style:style>
    <style:style style:name="Tableau4" style:family="table">
      <style:table-properties style:width="17cm" table:align="margins" style:writing-mode="page"/>
    </style:style>
    <style:style style:name="Tableau4.A" style:family="table-column">
      <style:table-column-properties style:column-width="8.5cm" style:rel-column-width="32767*"/>
    </style:style>
    <style:style style:name="Tableau4.B" style:family="table-column">
      <style:table-column-properties style:column-width="8.5cm" style:rel-column-width="32768*"/>
    </style:style>
    <style:style style:name="Tableau4.A1" style:family="table-cell">
      <style:table-cell-properties fo:padding="0.097cm" fo:border="none"/>
    </style:style>
    <style:style style:name="Tableau5" style:family="table" style:master-page-name="First_20_Page">
      <style:table-properties style:width="17cm" style:rel-width="100%" style:page-number="auto" table:align="right" style:writing-mode="page"/>
    </style:style>
    <style:style style:name="Tableau5.A" style:family="table-column">
      <style:table-column-properties style:column-width="3.512cm" style:rel-column-width="1991*"/>
    </style:style>
    <style:style style:name="Tableau5.B" style:family="table-column">
      <style:table-column-properties style:column-width="13.488cm" style:rel-column-width="7647*"/>
    </style:style>
    <style:style style:name="Tableau5.1" style:family="table-row">
      <style:table-row-properties style:min-row-height="0.198cm"/>
    </style:style>
    <style:style style:name="Tableau5.A1" style:family="table-cell">
      <style:table-cell-properties style:vertical-align="" fo:background-color="#e6e6e6" fo:padding-left="0.101cm" fo:padding-right="0.101cm" fo:padding-top="0cm" fo:padding-bottom="0cm" fo:border="none">
        <style:background-image/>
      </style:table-cell-properties>
    </style:style>
    <style:style style:name="Tableau5.2" style:family="table-row">
      <style:table-row-properties style:min-row-height="0.321cm"/>
    </style:style>
    <style:style style:name="Tableau9" style:family="table">
      <style:table-properties fo:margin-left="0cm" fo:margin-right="-0.012cm" table:align="margins"/>
    </style:style>
    <style:style style:name="Tableau9.A" style:family="table-column">
      <style:table-column-properties style:rel-column-width="10293*"/>
    </style:style>
    <style:style style:name="Tableau9.B" style:family="table-column">
      <style:table-column-properties style:rel-column-width="40258*"/>
    </style:style>
    <style:style style:name="Tableau9.C" style:family="table-column">
      <style:table-column-properties style:rel-column-width="14984*"/>
    </style:style>
    <style:style style:name="Tableau9.A1" style:family="table-cell">
      <style:table-cell-properties fo:padding="0.097cm" fo:border-left="none" fo:border-right="none" fo:border-top="0.05pt solid #000000" fo:border-bottom="none"/>
    </style:style>
    <style:style style:name="Tableau9.B1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MP1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MP3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MP4" style:family="paragraph" style:parent-style-name="Table_20_Contents">
      <style:paragraph-properties fo:text-align="center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MP5" style:family="paragraph" style:parent-style-name="Table_20_Contents">
      <style:text-properties fo:font-size="7pt" style:font-size-asian="7pt" style:font-size-complex="7pt"/>
    </style:style>
    <style:style style:name="MP6" style:family="paragraph" style:parent-style-name="Standard">
      <loext:graphic-properties draw:fill="solid" draw:fill-color="#e6e6e6" draw:opacity="100%"/>
      <style:paragraph-properties fo:background-color="#e6e6e6"/>
      <style:text-properties fo:font-size="6pt" style:font-size-asian="5.25pt" style:font-size-complex="6pt"/>
    </style:style>
    <style:style style:name="MP7" style:family="paragraph" style:parent-style-name="Standard">
      <style:text-properties officeooo:paragraph-rsid="006ace99"/>
    </style:style>
    <style:style style:name="MP8" style:family="paragraph" style:parent-style-name="Frame_20_contents">
      <style:paragraph-properties fo:text-align="end" style:justify-single-word="false"/>
      <style:text-properties officeooo:paragraph-rsid="00242b3f"/>
    </style:style>
    <style:style style:name="MP9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10pt" fo:font-style="normal" fo:font-weight="bold" officeooo:rsid="00198a10" officeooo:paragraph-rsid="00242b3f" style:font-size-asian="10pt" style:font-style-asian="normal" style:font-size-complex="10pt" style:font-style-complex="normal"/>
    </style:style>
    <style:style style:name="MP10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style:use-window-font-color="true" style:font-name="DejaVu Sans2" fo:font-size="8pt" fo:font-style="normal" officeooo:paragraph-rsid="00242b3f" style:font-size-asian="8pt" style:font-style-asian="normal" style:font-size-complex="8pt" style:font-style-complex="normal"/>
    </style:style>
    <style:style style:name="MP11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officeooo:rsid="001e75b9" officeooo:paragraph-rsid="00242b3f" style:font-size-asian="9pt" style:font-style-asian="normal" style:font-size-complex="9pt" style:font-style-complex="normal"/>
    </style:style>
    <style:style style:name="MP12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fo:font-weight="normal" officeooo:paragraph-rsid="00242b3f" style:font-size-asian="9pt" style:font-style-asian="normal" style:font-weight-asian="normal" style:font-size-complex="9pt" style:font-style-complex="normal" style:font-weight-complex="normal"/>
    </style:style>
    <style:style style:name="MP13" style:family="paragraph" style:parent-style-name="Standard">
      <style:text-properties fo:font-size="2pt" officeooo:paragraph-rsid="00242b3f" style:font-size-asian="1.75pt" style:font-size-complex="2pt"/>
    </style:style>
    <style:style style:name="MP14" style:family="paragraph" style:parent-style-name="Standard">
      <style:paragraph-properties fo:text-align="center" style:justify-single-word="false" style:text-autospace="none"/>
      <style:text-properties style:use-window-font-color="true" style:font-name="Harabara1" fo:font-size="14pt" fo:font-style="normal" style:font-name-asian="Unknown" style:font-size-asian="14pt" style:font-style-asian="normal" style:font-name-complex="Unknown" style:font-size-complex="14pt" style:font-style-complex="normal"/>
    </style:style>
    <style:style style:name="MP15" style:family="paragraph" style:parent-style-name="Table_20_Contents">
      <style:paragraph-properties fo:text-align="center" style:justify-single-word="false"/>
      <style:text-properties style:font-name="DejaVu Sans2" fo:font-size="10pt" fo:font-weight="bold" style:font-size-asian="10pt" style:font-weight-asian="bold" style:font-size-complex="10pt" style:font-weight-complex="bold"/>
    </style:style>
    <style:style style:name="MP16" style:family="paragraph" style:parent-style-name="Table_20_Contents">
      <style:paragraph-properties fo:text-align="center" style:justify-single-word="false"/>
      <style:text-properties style:font-name="DejaVu Sans2" fo:font-size="10pt" style:font-size-asian="10pt" style:font-size-complex="10pt"/>
    </style:style>
    <style:style style:name="MP17" style:family="paragraph" style:parent-style-name="Table_20_Contents">
      <style:text-properties style:font-name="DejaVu Sans2" fo:font-size="10pt" style:font-size-asian="10pt" style:font-size-complex="10pt"/>
    </style:style>
    <style:style style:name="MP18" style:family="paragraph" style:parent-style-name="Standard">
      <style:text-properties fo:font-size="6pt" style:font-size-asian="5.25pt" style:font-size-complex="6pt"/>
    </style:style>
    <style:style style:name="MT1" style:family="text">
      <style:text-properties fo:color="#363636" style:font-name="Open Sans Condensed Light" fo:font-size="9pt" fo:font-weight="normal" officeooo:rsid="001b7e3f" style:font-size-asian="9pt" style:font-weight-asian="normal" style:font-size-complex="9pt" style:font-weight-complex="normal"/>
    </style:style>
    <style:style style:name="MT2" style:family="text">
      <style:text-properties fo:color="#363636" style:font-name="Open Sans Condensed Light" fo:font-size="9pt" fo:font-weight="normal" officeooo:rsid="0020a4c3" style:font-size-asian="9pt" style:font-weight-asian="normal" style:font-size-complex="9pt" style:font-weight-complex="normal"/>
    </style:style>
    <style:style style:name="MT3" style:family="text">
      <style:text-properties officeooo:rsid="001b7e3f"/>
    </style:style>
    <style:style style:name="MT4" style:family="text">
      <style:text-properties fo:color="#555555"/>
    </style:style>
    <style:style style:name="MT5" style:family="text">
      <style:text-properties fo:color="#96bf3c"/>
    </style:style>
    <style:style style:name="M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7cm" fo:margin-bottom="1.7cm" fo:margin-left="1.799cm" fo:margin-right="1.799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799cm" fo:margin-left="0cm" fo:margin-right="0cm" fo:margin-top="0.499cm" style:shadow="none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9.7cm" fo:page-height="21.001cm" style:num-format="1" style:print-orientation="landscape" fo:margin-top="1.7cm" fo:margin-bottom="0.7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799cm" fo:margin-left="0cm" fo:margin-right="0cm" fo:margin-top="0.499cm" style:shadow="none" fo:background-color="transparent" style:dynamic-spacing="false" draw:fill="none" draw:fill-color="#99ccff"/>
      </style:footer-style>
    </style:page-layout>
    <number:number-style style:name="N0">
      <number:number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footer>
        <table:table table:name="Tableau6" table:style-name="Tableau6">
          <table:table-column table:style-name="Tableau6.A"/>
          <table:table-column table:style-name="Tableau6.B"/>
          <table:table-column table:style-name="Tableau6.C"/>
          <table:table-row>
            <table:table-cell table:style-name="Tableau6.A1" office:value-type="string">
              <text:p text:style-name="MP1"><text:user-defined style:data-style-name="N0" text:name="Entreprise">{{Entreprise}}</text:user-defined></text:p>
            </table:table-cell>
            <table:table-cell table:style-name="Tableau6.B1" office:value-type="string">
              <text:p text:style-name="MP2"><text:user-defined style:data-style-name="N0" text:name="Client">OC Pizza</text:user-defined></text:p>
              <text:p text:style-name="MP3"><text:user-defined style:data-style-name="N0" text:name="Projet">Conception d'un système de gestion de pizzeria</text:user-defined></text:p>
              <text:p text:style-name="MP4"><text:title>Dossier de conception technique</text:title></text:p>
            </table:table-cell>
            <table:table-cell table:style-name="Tableau6.C1" office:value-type="string">
              <text:p text:style-name="MP5">Version : <text:user-defined style:data-style-name="N0" text:name="Version">1.0</text:user-defined></text:p>
              <text:p text:style-name="MP5">Date : <text:user-defined style:data-style-name="N36" text:name="Version_Date">09/09/2020</text:user-defined></text:p>
              <text:p text:style-name="MP5">Page : <text:page-number text:select-page="current">10</text:page-number><text:s/>/ <text:page-count>10</text:page-count></text:p>
            </table:table-cell>
          </table:table-row>
        </table:table>
        <text:p text:style-name="MP6"/>
      </style:footer>
    </style:master-page>
    <style:master-page style:name="First_20_Page" style:display-name="First Page" style:page-layout-name="Mpm2" style:next-style-name="Standard">
      <style:header>
        <table:table table:name="Tableau4" table:style-name="Tableau4">
          <table:table-column table:style-name="Tableau4.A"/>
          <table:table-column table:style-name="Tableau4.B"/>
          <table:table-row>
            <table:table-cell table:style-name="Tableau4.A1" office:value-type="string">
              <text:p text:style-name="MP7"><draw:frame draw:style-name="Mfr1" draw:name="Image7" text:anchor-type="paragraph" svg:y="-0.508cm" svg:width="5.763cm" svg:height="1.723cm" draw:z-index="0"><draw:image xlink:href="Pictures/10000201000000D6000000407E0BD9F960D3DA7A.png" xlink:type="simple" xlink:show="embed" xlink:actuate="onLoad" loext:mime-type="image/png"/></draw:frame></text:p>
            </table:table-cell>
            <table:table-cell table:style-name="Tableau4.A1" office:value-type="string">
              <text:p text:style-name="MP8">&lt;LogoEntreprise&gt;</text:p>
            </table:table-cell>
          </table:table-row>
        </table:table>
        <text:p text:style-name="Header"/>
      </style:header>
      <style:footer>
        <table:table table:name="Tableau5" table:style-name="Tableau5">
          <table:table-column table:style-name="Tableau5.A"/>
          <table:table-column table:style-name="Tableau5.B"/>
          <table:table-row table:style-name="Tableau5.1">
            <table:table-cell table:style-name="Tableau5.A1" office:value-type="string">
              <text:p text:style-name="MP9"><text:user-defined style:data-style-name="N0" text:name="Entreprise">{{Entreprise}}</text:user-defined></text:p>
            </table:table-cell>
            <table:table-cell table:style-name="Tableau5.A1" office:value-type="string">
              <text:p text:style-name="MP10"><text:span text:style-name="MT1">&lt;AdresseEntreprise&gt; – &lt;Téléphone&gt; – &lt;</text:span><text:span text:style-name="MT2">E</text:span><text:span text:style-name="MT1">mail&gt;</text:span></text:p>
            </table:table-cell>
          </table:table-row>
          <table:table-row table:style-name="Tableau5.2">
            <table:table-cell table:style-name="Tableau5.A1" office:value-type="string">
              <text:p text:style-name="MP11">&lt;siteWebEntreprise&gt;</text:p>
            </table:table-cell>
            <table:table-cell table:style-name="Tableau5.A1" office:value-type="string">
              <text:p text:style-name="MP12">S.A.R.L. au capital de 1 000,00 € enregistrée au RCS de <text:span text:style-name="MT3">Xxxx – </text:span>SIREN <text:span text:style-name="MT3">999</text:span> <text:span text:style-name="MT3">999</text:span> <text:span text:style-name="MT3">999 – </text:span>Code APE : 6202A</text:p>
            </table:table-cell>
          </table:table-row>
        </table:table>
        <text:p text:style-name="MP13"/>
      </style:footer>
    </style:master-page>
    <style:master-page style:name="Landscape" style:page-layout-name="Mpm3"/>
    <style:master-page style:name="HTML" style:page-layout-name="Mpm4"/>
    <style:master-page style:name="Index" style:page-layout-name="Mpm5"/>
    <style:master-page style:name="StdPaysage" style:page-layout-name="Mpm6">
      <style:footer>
        <table:table table:name="Tableau9" table:style-name="Tableau9">
          <table:table-column table:style-name="Tableau9.A"/>
          <table:table-column table:style-name="Tableau9.B"/>
          <table:table-column table:style-name="Tableau9.C"/>
          <table:table-row>
            <table:table-cell table:style-name="Tableau9.A1" office:value-type="string">
              <text:p text:style-name="MP14"><text:span text:style-name="MT4">open</text:span><text:span text:style-name="MT5">run</text:span></text:p>
            </table:table-cell>
            <table:table-cell table:style-name="Tableau9.B1" office:value-type="string">
              <text:p text:style-name="MP15">ORANGE</text:p>
              <text:p text:style-name="MP16">Proposition commerciale BDPV</text:p>
            </table:table-cell>
            <table:table-cell table:style-name="Tableau9.A1" office:value-type="string">
              <text:p text:style-name="MP17">Ref : PR2011-0016</text:p>
              <text:p text:style-name="MP17">Date : 14/03/2012</text:p>
              <text:p text:style-name="MP17">Page : <text:page-number text:select-page="current">0</text:page-number><text:s/>/ <text:page-count>10</text:page-count><text:s/></text:p>
            </table:table-cell>
          </table:table-row>
        </table:table>
        <text:p text:style-name="MP18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4T14:29:45.355181548</meta:creation-date>
    <meta:editing-duration>P0D</meta:editing-duration>
    <meta:editing-cycles>1</meta:editing-cycles>
    <meta:generator>LibreOffice/6.1.5.2$Linux_X86_64 LibreOffice_project/10$Build-2</meta:generator>
    <dc:title>Dossier de conception technique</dc:title>
    <meta:document-statistic meta:table-count="7" meta:image-count="1" meta:object-count="0" meta:page-count="10" meta:paragraph-count="155" meta:word-count="758" meta:character-count="4435" meta:non-whitespace-character-count="3750"/>
    <meta:user-defined meta:name="Auteur">Céline PELLETIER</meta:user-defined>
    <meta:user-defined meta:name="Auteur_Role">{{Auteur_Role}}</meta:user-defined>
    <meta:user-defined meta:name="Client">OC Pizza</meta:user-defined>
    <meta:user-defined meta:name="Division" meta:value-type="date">2020-09-09</meta:user-defined>
    <meta:user-defined meta:name="Entreprise" meta:value-type="string">{{Entreprise}}</meta:user-defined>
    <meta:user-defined meta:name="Projet" meta:value-type="string">Conception d'un système de gestion de pizzeria</meta:user-defined>
    <meta:user-defined meta:name="Version" meta:value-type="string">1.0</meta:user-defined>
  </office:meta>
</office:document-meta>
</file>